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86cm" fo:min-width="3.586cm" fo:padding-top="0.139cm" fo:padding-bottom="0.139cm" fo:padding-left="0.264cm" fo:padding-right="0.264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62cm" svg:y1="5.08cm" svg:x2="7.62cm" svg:y2="10.16cm">
          <text:p/>
        </draw:line>
        <draw:line draw:style-name="gr1" draw:text-style-name="P1" draw:layer="layout" svg:x1="12.72cm" svg:y1="5.08cm" svg:x2="12.72cm" svg:y2="10.16cm">
          <text:p/>
        </draw:line>
        <draw:line draw:style-name="gr1" draw:text-style-name="P1" draw:layer="layout" svg:x1="17.82cm" svg:y1="5.08cm" svg:x2="17.82cm" svg:y2="10.16cm">
          <text:p/>
        </draw:line>
        <draw:g>
          <svg:title>TexMaths</svg:title>
          <svg:desc>28§latex§\text{UE}§svg§600§TRUE§</svg:desc>
          <draw:polygon draw:style-name="gr2" draw:text-style-name="P2" draw:layer="layout" svg:width="1.405cm" svg:height="0.671cm" svg:x="6.858cm" svg:y="4.067cm" svg:viewBox="0 0 1406 672" draw:points="703,672 0,672 0,0 1406,0 1406,672">
            <text:p/>
          </draw:polygon>
          <draw:path draw:style-name="gr3" draw:text-style-name="P3" draw:layer="layout" svg:width="0.674cm" svg:height="0.696cm" svg:x="6.892cm" svg:y="4.064cm" svg:viewBox="0 0 675 697" svg:d="M543 448c0 140-95 218-190 218-48 0-163-25-163-213v-375c0-36 0-47 79-47h22v-31c-33 3-106 3-145 3-37 0-112 0-146-3v31h22c79 0 79 11 79 47v373c0 137 115 246 249 246 115 0 205-92 221-204 3-20 3-28 3-70v-317c0-30 0-75 101-75v-31c-36 0-84 3-118 3-33 0-81-3-117-3v31c103 0 103 47 103 73z">
            <text:p/>
          </draw:path>
          <draw:path draw:style-name="gr3" draw:text-style-name="P3" draw:layer="layout" svg:width="0.612cm" svg:height="0.671cm" svg:x="7.625cm" svg:y="4.067cm" svg:viewBox="0 0 613 672" svg:d="M101 593c0 37 0 48-79 48h-22v31h571l42-255h-25c-25 151-47 224-218 224h-132c-48 0-48-6-48-39v-263h90c95 0 107 30 107 114h25v-263h-25c0 87-12 118-107 118h-90v-238c0-34 0-39 48-39h129c151 0 176 53 193 190h25l-28-221h-557v31h22c79 0 79 11 79 47z">
            <text:p/>
          </draw:path>
        </draw:g>
        <draw:g>
          <svg:title>TexMaths</svg:title>
          <svg:desc>28§latex§\text{SN}§svg§600§TRUE§</svg:desc>
          <draw:polygon draw:style-name="gr2" draw:text-style-name="P2" draw:layer="layout" svg:width="1.281cm" svg:height="0.671cm" svg:x="11.958cm" svg:y="4.091cm" svg:viewBox="0 0 1282 672" draw:points="641,672 0,672 0,0 1282,0 1282,672">
            <text:p/>
          </draw:polygon>
          <draw:path draw:style-name="gr3" draw:text-style-name="P3" draw:layer="layout" svg:width="0.438cm" svg:height="0.719cm" svg:x="12.014cm" svg:y="4.066cm" svg:viewBox="0 0 439 720" svg:d="M291 314l-129-31c-61-14-98-67-98-126 0-70 54-129 129-129 165 0 188 163 193 207 3 6 3 12 14 12s11-6 11-26v-199c0-16 0-22-11-22-5 0-8 0-14 14l-33 56c-31-31-73-70-160-70-109 0-193 87-193 191 0 84 53 154 129 182 11 2 61 16 131 33 28 6 56 14 84 51 23 25 31 56 31 89 0 70-50 143-131 143-31 0-104-5-157-53-59-56-62-118-62-154-3-9-8-9-11-9-14 0-14 6-14 23v199c0 17 0 25 11 25 6 0 9-3 14-14 0 0 3-3 37-56 30 34 95 70 182 70 114 0 195-98 195-207 0-98-67-180-148-199z">
            <text:p/>
          </draw:path>
          <draw:path draw:style-name="gr3" draw:text-style-name="P3" draw:layer="layout" svg:width="0.674cm" svg:height="0.674cm" svg:x="12.535cm" svg:y="4.088cm" svg:viewBox="0 0 675 675" svg:d="M196 14c-8-14-8-14-28-14h-168v31h28c17 0 36 0 50 3 23 2 23 2 23 22v516c0 28 0 72-101 72v31c34 0 84-3 115-3 33 0 81 3 117 3v-31c-103 0-103-44-103-72v-516c5 6 5 8 11 14l403 591c8 14 8 14 17 14 14 0 14-5 14-25v-546c0-26 0-73 101-73v-31c-34 0-84 3-115 3-34 0-81-3-118-3v31c104 0 104 47 104 73v423z">
            <text:p/>
          </draw:path>
        </draw:g>
        <draw:g>
          <svg:title>TexMaths</svg:title>
          <svg:desc>28§latex§\text{HN}§svg§600§TRUE§</svg:desc>
          <draw:polygon draw:style-name="gr2" draw:text-style-name="P2" draw:layer="layout" svg:width="1.472cm" svg:height="0.671cm" svg:x="17.159cm" svg:y="4.069cm" svg:viewBox="0 0 1473 672" draw:points="737,672 0,672 0,0 1473,0 1473,672">
            <text:p/>
          </draw:polygon>
          <draw:path draw:style-name="gr3" draw:text-style-name="P3" draw:layer="layout" svg:width="0.674cm" svg:height="0.674cm" svg:x="17.193cm" svg:y="4.066cm" svg:viewBox="0 0 675 675" svg:d="M574 78c0-36 0-47 78-47h23v-31c-34 3-107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3c-78 0-78-11-78-45z">
            <text:p/>
          </draw:path>
          <draw:path draw:style-name="gr3" draw:text-style-name="P3" draw:layer="layout" svg:width="0.674cm" svg:height="0.674cm" svg:x="17.926cm" svg:y="4.066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3z">
            <text:p/>
          </draw:path>
        </draw:g>
        <draw:g>
          <svg:title>TexMaths</svg:title>
          <svg:desc>20§latex§\text{Pseudonym States}§svg§600§TRUE§</svg:desc>
          <draw:polygon draw:style-name="gr2" draw:text-style-name="P2" draw:layer="layout" svg:width="5.621cm" svg:height="0.623cm" svg:x="0.762cm" svg:y="4.074cm" svg:viewBox="0 0 5622 624" draw:points="2812,624 0,624 0,0 5622,0 5622,624">
            <text:p/>
          </draw:polygon>
          <draw:path draw:style-name="gr3" draw:text-style-name="P3" draw:layer="layout" svg:width="0.415cm" svg:height="0.481cm" svg:x="0.786cm" svg:y="4.08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231cm" svg:height="0.323cm" svg:x="1.262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1.53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9cm" svg:x="1.848cm" svg:y="4.25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2.24cm" svg:y="4.0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3cm" svg:height="0.323cm" svg:x="2.624cm" svg:y="4.24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3" draw:text-style-name="P3" draw:layer="layout" svg:width="0.355cm" svg:height="0.311cm" svg:x="2.976cm" svg:y="4.2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45cm" svg:height="0.449cm" svg:x="3.338cm" svg:y="4.258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549cm" svg:height="0.311cm" svg:x="3.716cm" svg:y="4.2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text-style-name="P3" draw:layer="layout" svg:width="0.313cm" svg:height="0.513cm" svg:x="4.55cm" svg:y="4.06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221cm" svg:height="0.441cm" svg:x="4.914cm" svg:y="4.128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7cm" svg:height="0.323cm" svg:x="5.202cm" svg:y="4.24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5.536cm" svg:y="4.128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5.81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6.13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20§latex§\text{Pseudonym States}§svg§600§TRUE§</svg:desc>
          <draw:polygon draw:style-name="gr2" draw:text-style-name="P2" draw:layer="layout" svg:width="5.621cm" svg:height="0.623cm" svg:x="19.362cm" svg:y="4.074cm" svg:viewBox="0 0 5622 624" draw:points="2812,624 0,624 0,0 5622,0 5622,624">
            <text:p/>
          </draw:polygon>
          <draw:path draw:style-name="gr3" draw:text-style-name="P3" draw:layer="layout" svg:width="0.415cm" svg:height="0.481cm" svg:x="19.386cm" svg:y="4.08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3" draw:text-style-name="P3" draw:layer="layout" svg:width="0.231cm" svg:height="0.323cm" svg:x="19.862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0 64 82 86 2 6 8 6 8 6 10 0 10-4 10-18v-72c0-12 0-16-8-16-4 0-4 0-14 8-2 4-10 10-12 12-26-20-56-20-66-20-88 0-114 48-114 86 0 26 12 46 30 62 24 18 44 22 94 32z">
            <text:p/>
          </draw:path>
          <draw:path draw:style-name="gr3" draw:text-style-name="P3" draw:layer="layout" svg:width="0.273cm" svg:height="0.323cm" svg:x="20.13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355cm" svg:height="0.319cm" svg:x="20.448cm" svg:y="4.25cm" svg:viewBox="0 0 356 320" svg:d="M254 256v64l102-8v-22c-50 0-56-4-56-38v-252l-104 8v22c50 0 56 4 56 40v126c0 60-34 108-86 108-60 0-62-32-62-70v-234l-104 8v22c56 0 56 2 56 64v106c0 56 0 120 106 120 40 0 72-20 92-64z">
            <text:p/>
          </draw:path>
          <draw:path draw:style-name="gr3" draw:text-style-name="P3" draw:layer="layout" svg:width="0.347cm" svg:height="0.497cm" svg:x="20.84cm" svg:y="4.07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3" draw:text-style-name="P3" draw:layer="layout" svg:width="0.313cm" svg:height="0.323cm" svg:x="21.224cm" svg:y="4.24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3" draw:text-style-name="P3" draw:layer="layout" svg:width="0.355cm" svg:height="0.311cm" svg:x="21.576cm" svg:y="4.25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3" draw:text-style-name="P3" draw:layer="layout" svg:width="0.345cm" svg:height="0.449cm" svg:x="21.938cm" svg:y="4.258cm" svg:viewBox="0 0 346 450" svg:d="M280 68c18-46 54-46 66-46v-22c-16 2-38 2-54 2-12 0-46-2-60-2v22c22 0 32 12 32 30 0 8 0 8-4 18l-72 172-78-190c-2-6-4-8-4-12 0-18 26-18 40-18v-22c-18 0-66 2-78 2-18 0-46 0-68-2v22c34 0 48 0 58 24l106 258c-4 10-14 32-18 42-16 38-36 88-80 88-4 0-20 0-34-14 22-2 28-18 28-28 0-20-14-30-30-30-14 0-30 8-30 30 0 32 30 58 66 58 44 0 72-42 90-82z">
            <text:p/>
          </draw:path>
          <draw:path draw:style-name="gr3" draw:text-style-name="P3" draw:layer="layout" svg:width="0.549cm" svg:height="0.311cm" svg:x="22.316cm" svg:y="4.25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3" draw:text-style-name="P3" draw:layer="layout" svg:width="0.313cm" svg:height="0.513cm" svg:x="23.15cm" svg:y="4.064cm" svg:viewBox="0 0 314 514" svg:d="M208 224l-92-22c-44-10-70-48-70-90 0-50 38-92 92-92 118 0 134 116 138 148 2 4 2 8 10 8s8-4 8-18v-142c0-12 0-16-8-16-4 0-6 0-10 10l-24 40c-22-22-52-50-114-50-78 0-138 62-138 136 0 60 38 110 92 130 8 2 44 12 94 24 20 4 40 10 60 36 16 18 22 40 22 64 0 50-36 102-94 102-22 0-74-4-112-38-42-40-44-84-44-110-2-6-6-6-8-6-10 0-10 4-10 16v142c0 12 0 18 8 18 4 0 6-2 10-10 0 0 2-2 26-40 22 24 68 50 130 50 82 0 140-70 140-148 0-70-48-128-106-142z">
            <text:p/>
          </draw:path>
          <draw:path draw:style-name="gr3" draw:text-style-name="P3" draw:layer="layout" svg:width="0.221cm" svg:height="0.441cm" svg:x="23.514cm" svg:y="4.128cm" svg:viewBox="0 0 222 442" svg:d="M110 152h100v-22h-100v-130h-18c-2 58-22 134-92 136v16h60v194c0 88 66 96 92 96 50 0 70-50 70-96v-40h-18v40c0 52-22 78-48 78-46 0-46-64-46-76z">
            <text:p/>
          </draw:path>
          <draw:path draw:style-name="gr3" draw:text-style-name="P3" draw:layer="layout" svg:width="0.317cm" svg:height="0.323cm" svg:x="23.802cm" svg:y="4.24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3" draw:text-style-name="P3" draw:layer="layout" svg:width="0.221cm" svg:height="0.441cm" svg:x="24.136cm" svg:y="4.128cm" svg:viewBox="0 0 222 442" svg:d="M110 152h100v-22h-100v-130h-18c-2 58-22 134-92 136v16h60v194c0 88 66 96 92 96 50 0 70-50 70-96v-40h-18v40c0 52-20 78-48 78-46 0-46-64-46-76z">
            <text:p/>
          </draw:path>
          <draw:path draw:style-name="gr3" draw:text-style-name="P3" draw:layer="layout" svg:width="0.273cm" svg:height="0.323cm" svg:x="24.414cm" svg:y="4.24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3" draw:text-style-name="P3" draw:layer="layout" svg:width="0.231cm" svg:height="0.323cm" svg:x="24.73cm" svg:y="4.24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</draw:g>
        <draw:g>
          <svg:title>TexMaths</svg:title>
          <svg:desc>16§latex§$p,p^{'}$§svg§600§TRUE§</svg:desc>
          <draw:polygon draw:style-name="gr2" draw:text-style-name="P2" draw:layer="layout" svg:width="0.936cm" svg:height="0.639cm" svg:x="5.462cm" svg:y="5.186cm" svg:viewBox="0 0 937 640" draw:points="469,640 0,640 0,0 937,0 937,640">
            <text:p/>
          </draw:polygon>
          <draw:path draw:style-name="gr3" draw:text-style-name="P3" draw:layer="layout" svg:width="0.293cm" svg:height="0.359cm" svg:x="5.444cm" svg:y="5.467cm" svg:viewBox="0 0 294 360" svg:d="M43 318c-5 19-5 24-30 24-7 0-13 0-13 10 0 5 3 8 8 8 14 0 30-3 46-3 20 0 39 3 56 3 4 0 12 0 12-13 0-5-7-5-15-5-29 0-29-5-29-9 0-7 24-99 29-114 7 18 23 37 51 37 66 0 136-83 136-166 0-53-32-90-75-90-27 0-54 21-73 42-5-31-31-42-52-42-25 0-36 22-41 32-10 19-18 53-18 54 0 7 7 7 8 7 5 0 5 0 10-13 9-40 21-67 40-67 9 0 17 5 17 25 0 13-1 20-3 29zM142 74c5-16 20-32 31-40 19-18 35-21 45-21 24 0 36 19 36 53 0 33-19 97-28 120-20 40-47 57-68 57-36 0-44-46-44-49 0-2 0-4 1-10z">
            <text:p/>
          </draw:path>
          <draw:path draw:style-name="gr3" draw:text-style-name="P3" draw:layer="layout" svg:width="0.066cm" svg:height="0.169cm" svg:x="5.791cm" svg:y="5.6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293cm" svg:height="0.359cm" svg:x="5.975cm" svg:y="5.467cm" svg:viewBox="0 0 294 360" svg:d="M43 318c-5 19-5 24-30 24-7 0-13 0-13 10 0 5 3 8 8 8 14 0 30-3 46-3 20 0 39 3 56 3 4 0 12 0 12-13 0-5-7-5-15-5-29 0-29-5-29-9 0-7 24-99 29-114 7 18 23 37 51 37 66 0 136-83 136-166 0-53-32-90-75-90-27 0-54 21-73 42-5-31-31-42-52-42-25 0-36 22-41 32-10 19-18 53-18 54 0 7 7 7 8 7 5 0 5 0 10-13 9-40 21-67 40-67 9 0 17 5 17 25 0 13-1 20-3 29zM142 74c5-16 20-32 31-40 19-18 35-21 45-21 24 0 36 19 36 53 0 33-19 97-28 120-20 40-47 57-68 57-36 0-44-46-44-49 0-2 0-4 1-10z">
            <text:p/>
          </draw:path>
          <draw:path draw:style-name="gr3" draw:text-style-name="P3" draw:layer="layout" svg:width="0.079cm" svg:height="0.148cm" svg:x="6.301cm" svg:y="5.184cm" svg:viewBox="0 0 80 149" svg:d="M77 27c0 0 3-6 3-11 0-10-10-16-18-16-12 0-16 10-17 13l-43 123c-2 3-2 5-2 5 0 5 13 8 13 8 1 0 3-2 5-5z">
            <text:p/>
          </draw:path>
        </draw:g>
        <draw:line draw:style-name="gr4" draw:text-style-name="P4" draw:layer="layout" svg:x1="7.62cm" svg:y1="5.95cm" svg:x2="12.72cm" svg:y2="5.95cm">
          <text:p/>
        </draw:line>
        <draw:line draw:style-name="gr4" draw:text-style-name="P4" draw:layer="layout" svg:x1="12.72cm" svg:y1="7.366cm" svg:x2="7.62cm" svg:y2="7.366cm">
          <text:p/>
        </draw:line>
        <draw:line draw:style-name="gr4" draw:text-style-name="P4" draw:layer="layout" svg:x1="17.82cm" svg:y1="7.366cm" svg:x2="12.72cm" svg:y2="7.366cm">
          <text:p/>
        </draw:line>
        <draw:line draw:style-name="gr4" draw:text-style-name="P4" draw:layer="layout" svg:x1="12.72cm" svg:y1="8.636cm" svg:x2="17.82cm" svg:y2="8.636cm">
          <text:p/>
        </draw:line>
        <draw:custom-shape draw:style-name="gr5" draw:text-style-name="P5" draw:layer="layout" svg:width="5.1cm" svg:height="1.27cm" svg:x="7.62cm" svg:y="7.974cm">
          <text:p text:style-name="P4"><text:span text:style-name="T1">AKA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16§latex§$P^{'},P^{''}$§svg§600§TRUE§</svg:desc>
          <draw:polygon draw:style-name="gr2" draw:text-style-name="P2" draw:layer="layout" svg:width="1.553cm" svg:height="0.639cm" svg:x="20.442cm" svg:y="7.386cm" svg:viewBox="0 0 1554 640" draw:points="778,640 0,640 0,0 1554,0 1554,640">
            <text:p/>
          </draw:polygon>
          <draw:path draw:style-name="gr3" draw:text-style-name="P3" draw:layer="layout" svg:width="0.402cm" svg:height="0.385cm" svg:x="20.464cm" svg:y="7.5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0.906cm" svg:y="7.3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66cm" svg:height="0.169cm" svg:x="21.108cm" svg:y="7.8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402cm" svg:height="0.385cm" svg:x="21.332cm" svg:y="7.5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21.774cm" svg:y="7.3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21.897cm" svg:y="7.384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\text{Inquires IMSI}§svg§600§TRUE§</svg:desc>
          <draw:polygon draw:style-name="gr2" draw:text-style-name="P2" draw:layer="layout" svg:width="3.383cm" svg:height="0.492cm" svg:x="8.654cm" svg:y="5.294cm" svg:viewBox="0 0 3384 493" draw:points="1691,493 0,493 0,0 3384,0 3384,493">
            <text:p/>
          </draw:polygon>
          <draw:path draw:style-name="gr3" draw:text-style-name="P3" draw:layer="layout" svg:width="0.172cm" svg:height="0.385cm" svg:x="8.67cm" svg:y="5.293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284cm" svg:height="0.249cm" svg:x="8.875cm" svg:y="5.429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277cm" svg:height="0.359cm" svg:x="9.187cm" svg:y="5.429cm" svg:viewBox="0 0 278 360" svg:d="M195 216v101c0 26-6 26-43 26v17c19-1 48-3 62-3 16 0 45 2 64 3v-17c-36 0-43 0-43-26v-317h-13l-22 51c-6-16-30-51-75-51-66 0-125 54-125 128 0 70 54 128 120 128 40 0 64-24 75-40zM197 93v80c0 17-10 33-23 48-6 8-25 22-51 22-41 0-77-49-77-115 0-67 40-114 82-114 46 0 69 50 69 79z">
            <text:p/>
          </draw:path>
          <draw:path draw:style-name="gr3" draw:text-style-name="P3" draw:layer="layout" svg:width="0.284cm" svg:height="0.255cm" svg:x="9.481cm" svg:y="5.429cm" svg:viewBox="0 0 285 256" svg:d="M203 205v51l82-6v-18c-40 0-45-3-45-30v-202l-83 6v18c40 0 45 3 45 32v101c0 48-28 86-69 86-48 0-50-25-50-56v-187l-83 6v18c45 0 45 2 45 51v85c0 45 0 96 85 96 32 0 57-16 73-51z">
            <text:p/>
          </draw:path>
          <draw:path draw:style-name="gr3" draw:text-style-name="P3" draw:layer="layout" svg:width="0.121cm" svg:height="0.377cm" svg:x="9.793cm" svg:y="5.301cm" svg:viewBox="0 0 122 378" svg:d="M82 128l-80 6v18c38 0 43 3 43 30v153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9cm" svg:height="0.249cm" svg:x="9.945cm" svg:y="5.429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3" draw:text-style-name="P3" draw:layer="layout" svg:width="0.218cm" svg:height="0.258cm" svg:x="10.166cm" svg:y="5.426cm" svg:viewBox="0 0 219 259" svg:d="M48 110c3-83 51-97 70-97 58 0 64 77 64 97zM46 123h159c13 0 14 0 14-13 0-56-30-110-101-110-65 0-118 58-118 130 0 75 59 129 125 129 69 0 94-62 94-73 0-5-5-7-8-7-5 0-5 3-6 8-21 58-71 58-77 58-29 0-51-16-64-37-18-27-18-66-18-85z">
            <text:p/>
          </draw:path>
          <draw:path draw:style-name="gr3" draw:text-style-name="P3" draw:layer="layout" svg:width="0.185cm" svg:height="0.258cm" svg:x="10.417cm" svg:y="5.426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72cm" svg:height="0.385cm" svg:x="10.822cm" svg:y="5.293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474cm" svg:height="0.385cm" svg:x="11.03cm" svg:y="5.293cm" svg:viewBox="0 0 475 386" svg:d="M115 13c-5-13-6-13-19-13h-96v18h13c45 0 45 6 45 27v282c0 16 0 41-58 41v18c19 0 48-2 66-2 19 0 46 2 67 2v-18c-59 0-59-25-59-41v-305h1l136 351c2 8 5 13 11 13 5 0 8-5 10-11l139-357v325c0 19-1 25-45 25h-12v18c20-2 59-2 81-2 21 0 59 0 80 2v-18h-14c-43 0-43-6-43-25v-298c0-21 0-27 43-27h14v-18h-96c-14 0-14 0-17 11l-125 317z">
            <text:p/>
          </draw:path>
          <draw:path draw:style-name="gr3" draw:text-style-name="P3" draw:layer="layout" svg:width="0.25cm" svg:height="0.41cm" svg:x="11.555cm" svg:y="5.28cm" svg:viewBox="0 0 251 411" svg:d="M166 179l-73-17c-35-8-56-39-56-72 0-40 30-74 73-74 95 0 108 93 111 118 1 4 1 7 8 7 6 0 6-3 6-15v-113c0-10 0-13-6-13-3 0-5 0-8 8l-19 32c-18-18-42-40-92-40-62 0-110 50-110 109 0 48 30 88 74 104 6 1 35 9 75 19 16 3 32 8 48 29 13 14 17 32 17 51 0 40-28 82-75 82-17 0-59-3-89-31-34-32-36-67-36-88-1-4-4-4-6-4-8 0-8 3-8 12v114c0 10 0 14 6 14 4 0 5-1 8-8 0 0 2-1 21-32 18 20 55 40 104 40 66 0 112-56 112-118 0-56-38-103-85-114z">
            <text:p/>
          </draw:path>
          <draw:path draw:style-name="gr3" draw:text-style-name="P3" draw:layer="layout" svg:width="0.172cm" svg:height="0.385cm" svg:x="11.849cm" svg:y="5.293cm" svg:viewBox="0 0 173 386" svg:d="M112 45c0-21 2-27 46-27h15v-18c-19 2-64 2-87 2-22 0-67 0-86-2v18h14c45 0 47 6 47 27v298c0 19-2 25-47 25h-14v18c19-2 64-2 86-2 23 0 68 0 87 2v-18h-15c-44 0-46-6-46-25z">
            <text:p/>
          </draw:path>
        </draw:g>
        <draw:g>
          <svg:title>TexMaths</svg:title>
          <svg:desc>18§latex§$P^'$§svg§600§TRUE§</svg:desc>
          <draw:polygon draw:style-name="gr2" draw:text-style-name="P2" draw:layer="layout" svg:width="0.633cm" svg:height="0.596cm" svg:x="9.719cm" svg:y="6.609cm" svg:viewBox="0 0 634 597" draw:points="317,597 0,597 0,0 634,0 634,597">
            <text:p/>
          </draw:polygon>
          <draw:path draw:style-name="gr3" draw:text-style-name="P3" draw:layer="layout" svg:width="0.453cm" svg:height="0.433cm" svg:x="9.744cm" svg:y="6.772cm" svg:viewBox="0 0 454 434" svg:d="M168 234h108c90 0 178-67 178-139 0-48-42-95-126-95h-206c-12 0-18 0-18 13 0 7 6 7 18 7 8 0 20 0 27 2 11 0 15 1 15 9 0 3-2 5-4 12l-84 342c-8 23-8 29-58 29-11 0-18 0-18 12 0 8 7 8 9 8 18 0 63-2 81-2 14 0 27 0 41 0 13 0 28 2 42 2 4 0 13 0 13-13 0-7-6-7-18-7-24 0-42 0-42-11 0-4 2-7 2-11zM213 43c5-21 7-23 34-23h61c52 0 86 16 86 61 0 25-12 79-37 102-31 29-71 33-98 33h-90z">
            <text:p/>
          </draw:path>
          <draw:path draw:style-name="gr3" draw:text-style-name="P3" draw:layer="layout" svg:width="0.089cm" svg:height="0.166cm" svg:x="10.241cm" svg:y="6.607cm" svg:viewBox="0 0 90 167" svg:d="M86 31c0 0 4-8 4-13 0-11-11-18-20-18-14 0-18 11-20 14l-48 139c-2 3-2 5-2 5 0 6 14 9 14 9 2 0 4-2 6-5z">
            <text:p/>
          </draw:path>
        </draw:g>
        <draw:g>
          <svg:title>TexMaths</svg:title>
          <svg:desc>18§latex§$P^'$§svg§600§TRUE§</svg:desc>
          <draw:polygon draw:style-name="gr2" draw:text-style-name="P2" draw:layer="layout" svg:width="0.633cm" svg:height="0.596cm" svg:x="14.919cm" svg:y="6.61cm" svg:viewBox="0 0 634 597" draw:points="317,597 0,597 0,0 634,0 634,597">
            <text:p/>
          </draw:polygon>
          <draw:path draw:style-name="gr3" draw:text-style-name="P3" draw:layer="layout" svg:width="0.453cm" svg:height="0.433cm" svg:x="14.944cm" svg:y="6.773cm" svg:viewBox="0 0 454 434" svg:d="M168 234h108c90 0 178-67 178-139 0-48-42-95-126-95h-206c-12 0-18 0-18 13 0 7 6 7 18 7 8 0 20 0 27 2 11 0 15 1 15 9 0 3-2 5-4 12l-84 342c-8 23-8 29-58 29-11 0-18 0-18 12 0 8 7 8 9 8 18 0 63-2 81-2 14 0 27 0 41 0 13 0 28 2 42 2 4 0 13 0 13-13 0-7-6-7-18-7-24 0-42 0-42-11 0-4 2-7 2-11zM213 43c5-21 7-23 34-23h61c52 0 86 16 86 61 0 25-12 79-37 102-31 29-71 33-98 33h-90z">
            <text:p/>
          </draw:path>
          <draw:path draw:style-name="gr3" draw:text-style-name="P3" draw:layer="layout" svg:width="0.089cm" svg:height="0.166cm" svg:x="15.441cm" svg:y="6.608cm" svg:viewBox="0 0 90 167" svg:d="M86 31c0 0 4-8 4-13 0-11-11-18-20-18-14 0-18 11-20 14l-48 139c-2 3-2 5-2 5 0 6 14 9 14 9 2 0 4-2 6-5z">
            <text:p/>
          </draw:path>
        </draw:g>
        <draw:g>
          <svg:title>TexMaths</svg:title>
          <svg:desc>16§latex§$p,p^{'}$§svg§600§TRUE§</svg:desc>
          <draw:polygon draw:style-name="gr2" draw:text-style-name="P2" draw:layer="layout" svg:width="0.936cm" svg:height="0.639cm" svg:x="20.464cm" svg:y="5.086cm" svg:viewBox="0 0 937 640" draw:points="469,640 0,640 0,0 937,0 937,640">
            <text:p/>
          </draw:polygon>
          <draw:path draw:style-name="gr3" draw:text-style-name="P3" draw:layer="layout" svg:width="0.293cm" svg:height="0.359cm" svg:x="20.446cm" svg:y="5.367cm" svg:viewBox="0 0 294 360" svg:d="M43 318c-5 19-5 24-30 24-7 0-13 0-13 10 0 5 3 8 8 8 14 0 30-3 46-3 20 0 39 3 56 3 4 0 12 0 12-13 0-5-7-5-15-5-29 0-29-5-29-9 0-7 24-99 29-114 7 18 23 37 51 37 66 0 136-83 136-166 0-53-32-90-75-90-27 0-54 21-73 42-5-31-31-42-52-42-25 0-36 22-41 32-10 19-18 53-18 54 0 7 7 7 8 7 5 0 5 0 10-13 9-40 21-67 40-67 9 0 17 5 17 25 0 13-1 20-3 29zM142 74c5-16 20-32 31-40 19-18 35-21 45-21 24 0 36 19 36 53 0 33-19 97-28 120-20 40-47 57-68 57-36 0-44-46-44-49 0-2 0-4 1-10z">
            <text:p/>
          </draw:path>
          <draw:path draw:style-name="gr3" draw:text-style-name="P3" draw:layer="layout" svg:width="0.066cm" svg:height="0.169cm" svg:x="20.793cm" svg:y="5.556cm" svg:viewBox="0 0 67 170" svg:d="M67 59c0-37-14-59-37-59-19 0-30 14-30 30 0 15 11 31 30 31 7 0 15-3 21-8 2-2 2-2 2-2 1 0 1 0 1 8 0 43-19 77-38 96-6 5-6 7-6 8 0 5 3 7 4 7 7 0 53-44 53-111z">
            <text:p/>
          </draw:path>
          <draw:path draw:style-name="gr3" draw:text-style-name="P3" draw:layer="layout" svg:width="0.293cm" svg:height="0.359cm" svg:x="20.977cm" svg:y="5.367cm" svg:viewBox="0 0 294 360" svg:d="M43 318c-5 19-5 24-30 24-7 0-13 0-13 10 0 5 3 8 8 8 14 0 30-3 46-3 20 0 39 3 56 3 4 0 12 0 12-13 0-5-7-5-15-5-29 0-29-5-29-9 0-7 24-99 29-114 7 18 23 37 51 37 66 0 136-83 136-166 0-53-32-90-75-90-27 0-54 21-73 42-5-31-31-42-52-42-25 0-36 22-41 32-10 19-18 53-18 54 0 7 7 7 8 7 5 0 5 0 10-13 9-40 21-67 40-67 9 0 17 5 17 25 0 13-1 20-3 29zM142 74c5-16 20-32 31-40 19-18 35-21 45-21 24 0 36 19 36 53 0 33-19 97-28 120-20 40-47 57-68 57-36 0-44-46-44-49 0-2 0-4 1-10z">
            <text:p/>
          </draw:path>
          <draw:path draw:style-name="gr3" draw:text-style-name="P3" draw:layer="layout" svg:width="0.079cm" svg:height="0.148cm" svg:x="21.303cm" svg:y="5.084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If $AV$ is valid: $P^{'},P^{''}$§svg§600§TRUE§</svg:desc>
          <draw:polygon draw:style-name="gr2" draw:text-style-name="P2" draw:layer="layout" svg:width="5.309cm" svg:height="0.639cm" svg:x="1.643cm" svg:y="9.486cm" svg:viewBox="0 0 5310 640" draw:points="2656,640 0,640 0,0 5310,0 5310,640">
            <text:p/>
          </draw:polygon>
          <draw:path draw:style-name="gr3" draw:text-style-name="P3" draw:layer="layout" svg:width="0.172cm" svg:height="0.385cm" svg:x="1.659cm" svg:y="9.631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183cm" svg:height="0.398cm" svg:x="1.864cm" svg:y="9.618cm" svg:viewBox="0 0 184 399" svg:d="M80 155v-65c0-50 27-77 53-77 1 0 9 0 19 3-8 3-18 10-18 24 0 13 10 24 24 24 18 0 26-11 26-24 0-21-21-40-51-40-40 0-88 30-88 90v65h-45v18h45v182c0 26-7 26-45 26v18c22-2 50-2 66-2 22 0 49 0 72 2v-18h-13c-42 0-43-6-43-27v-181h65v-18z">
            <text:p/>
          </draw:path>
          <draw:path draw:style-name="gr3" draw:text-style-name="P3" draw:layer="layout" svg:width="0.386cm" svg:height="0.404cm" svg:x="2.224cm" svg:y="9.612cm" svg:viewBox="0 0 387 405" svg:d="M82 339c-23 39-45 47-71 48-6 0-11 0-11 12 0 3 3 6 8 6 14 0 32-2 48-2 19 0 38 2 56 2 3 0 11 0 11-11 0-7-5-7-9-7-13-1-26-6-26-20 0-7 3-13 8-21l42-72h142c2 13 10 89 10 94 0 18-31 19-42 19-8 0-13 0-13 12 0 6 7 6 8 6 23 0 47-2 71-2 14 0 49 2 64 2 3 0 9 0 9-11 0-7-5-7-13-7-35 0-35-4-36-20l-34-354c-2-11-2-13-11-13-10 0-11 3-15 10zM149 256l112-186 17 186z">
            <text:p/>
          </draw:path>
          <draw:path draw:style-name="gr3" draw:text-style-name="P3" draw:layer="layout" svg:width="0.402cm" svg:height="0.398cm" svg:x="2.656cm" svg:y="9.631cm" svg:viewBox="0 0 403 399" svg:d="M323 64c27-43 51-45 72-46 7 0 8-10 8-12 0-4-3-6-8-6-14 0-30 2-46 2-19 0-39-2-56-2-3 0-11 0-11 11 0 7 6 7 9 7 16 1 26 6 26 19 0 8-8 21-8 21l-173 275-38-298c0-9 12-17 38-17 8 0 14 0 14-12 0-4-4-6-8-6-22 0-46 2-70 2-10 0-21 0-30 0-12 0-21-2-31-2-5 0-11 0-11 11 0 7 5 7 14 7 32 0 32 4 34 19l45 349c1 11 3 13 11 13 10 0 11-4 16-12z">
            <text:p/>
          </draw:path>
          <draw:path draw:style-name="gr3" draw:text-style-name="P3" draw:layer="layout" svg:width="0.121cm" svg:height="0.377cm" svg:x="3.281cm" svg:y="9.639cm" svg:viewBox="0 0 122 378" svg:d="M82 128l-80 6v18c38 0 43 3 43 31v152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5cm" svg:height="0.258cm" svg:x="3.438cm" svg:y="9.763cm" svg:viewBox="0 0 186 259" svg:d="M99 144c13 2 59 11 59 51 0 29-19 53-64 53-48 0-68-33-78-81-2-7-3-10-8-10-8 0-8 5-8 14v76c0 9 0 12 6 12 4 0 4 0 15-11 0 0 0-1 11-13 24 24 50 24 62 24 66 0 92-36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76cm" svg:height="0.249cm" svg:x="3.838cm" svg:y="9.772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3" draw:text-style-name="P3" draw:layer="layout" svg:width="0.253cm" svg:height="0.258cm" svg:x="4.115cm" svg:y="9.763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9-56 74 0 45 54 59 91 59s63-22 74-48zM160 118v57c0 54-40 73-66 73-27 0-51-21-51-49 0-31 24-77 117-81z">
            <text:p/>
          </draw:path>
          <draw:path draw:style-name="gr3" draw:text-style-name="P3" draw:layer="layout" svg:width="0.125cm" svg:height="0.391cm" svg:x="4.39cm" svg:y="9.625cm" svg:viewBox="0 0 126 392" svg:d="M82 0l-82 6v18c40 0 45 3 45 32v293c0 26-7 26-45 26v17c19 0 50-1 64-1 13 0 42 1 62 1v-17c-38 0-44 0-44-26z">
            <text:p/>
          </draw:path>
          <draw:path draw:style-name="gr3" draw:text-style-name="P3" draw:layer="layout" svg:width="0.121cm" svg:height="0.377cm" svg:x="4.545cm" svg:y="9.639cm" svg:viewBox="0 0 122 378" svg:d="M82 128l-80 6v18c38 0 43 3 43 31v152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277cm" svg:height="0.398cm" svg:x="4.702cm" svg:y="9.625cm" svg:viewBox="0 0 278 399" svg:d="M195 360v39l83-7v-17c-38 0-43-5-43-32v-343l-81 6v18c40 0 43 3 43 32v122c-16-21-40-36-71-36-67 0-126 57-126 129s56 128 120 128c37 0 61-20 75-39zM195 210v115c0 11 0 11-6 21-16 27-42 40-66 40-25 0-46-15-59-37-16-22-18-54-18-78 0-21 2-55 18-80 13-18 34-36 64-36 21 0 43 8 61 34 6 10 6 11 6 21z">
            <text:p/>
          </draw:path>
          <draw:path draw:style-name="gr3" draw:text-style-name="P3" draw:layer="layout" svg:width="0.06cm" svg:height="0.242cm" svg:x="5.043cm" svg:y="9.772cm" svg:viewBox="0 0 61 243" svg:d="M61 30c0-17-13-30-31-30-16 0-30 13-30 30 0 16 14 31 30 31 18 0 31-15 31-31zM61 215c0-18-13-31-31-31-16 0-30 13-30 31 0 16 14 28 30 28 18 0 31-12 31-28z">
            <text:p/>
          </draw:path>
          <draw:path draw:style-name="gr3" draw:text-style-name="P3" draw:layer="layout" svg:width="0.402cm" svg:height="0.385cm" svg:x="5.422cm" svg:y="9.6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5.863cm" svg:y="9.4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66cm" svg:height="0.169cm" svg:x="6.067cm" svg:y="9.956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402cm" svg:height="0.385cm" svg:x="6.289cm" svg:y="9.6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7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6.731cm" svg:y="9.4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6.854cm" svg:y="9.484cm" svg:viewBox="0 0 80 149" svg:d="M77 27c0 0 3-6 3-11 0-10-10-16-18-16-12 0-16 10-17 13l-43 123c-2 3-2 5-2 5 0 5 13 8 13 8 1 0 3-2 5-5z">
            <text:p/>
          </draw:path>
        </draw:g>
        <draw:g>
          <svg:title>TexMaths</svg:title>
          <svg:desc>16§latex§$AV$ §svg§600§TRUE§</svg:desc>
          <draw:polygon draw:style-name="gr2" draw:text-style-name="P2" draw:layer="layout" svg:width="0.873cm" svg:height="0.383cm" svg:x="14.732cm" svg:y="7.985cm" svg:viewBox="0 0 874 384" draw:points="437,384 0,384 0,0 874,0 874,384">
            <text:p/>
          </draw:polygon>
          <draw:path draw:style-name="gr3" draw:text-style-name="P3" draw:layer="layout" svg:width="0.386cm" svg:height="0.404cm" svg:x="14.751cm" svg:y="7.966cm" svg:viewBox="0 0 387 405" svg:d="M82 339c-23 39-45 47-71 48-6 0-11 0-11 11 0 4 3 7 8 7 14 0 32-2 48-2 19 0 38 2 56 2 3 0 11 0 11-11 0-7-5-7-9-7-13-1-26-6-26-21 0-6 3-12 8-20l42-72h142c2 12 10 89 10 94 0 18-31 19-42 19-8 0-13 0-13 11 0 7 7 7 8 7 23 0 47-2 71-2 14 0 49 2 64 2 3 0 9 0 9-11 0-7-4-7-12-7-36 0-36-5-37-21l-34-353c-1-11-1-13-11-13s-11 3-14 10zM149 256l112-186 18 186z">
            <text:p/>
          </draw:path>
          <draw:path draw:style-name="gr3" draw:text-style-name="P3" draw:layer="layout" svg:width="0.402cm" svg:height="0.397cm" svg:x="15.183cm" svg:y="7.984cm" svg:viewBox="0 0 403 398" svg:d="M323 64c28-43 52-45 72-46 7 0 8-10 8-12 0-4-3-6-8-6-14 0-30 2-46 2-19 0-38-2-56-2-3 0-11 0-11 11 0 7 6 7 9 7 16 1 26 6 26 19 0 8-8 21-8 21l-173 275-38-298c0-9 12-17 38-17 8 0 14 0 14-12 0-4-4-6-8-6-22 0-46 2-70 2-10 0-21 0-30 0-12 0-21-2-31-2-5 0-11 0-11 11 0 7 5 7 14 7 32 0 32 4 34 19l45 349c1 11 3 12 11 12 10 0 11-3 16-11z">
            <text:p/>
          </draw:path>
        </draw:g>
        <draw:g>
          <svg:title>TexMaths</svg:title>
          <svg:desc>16§latex§$E(P^{''})$ is in $AV$§svg§600§TRUE§</svg:desc>
          <draw:polygon draw:style-name="gr2" draw:text-style-name="P2" draw:layer="layout" svg:width="3.901cm" svg:height="0.669cm" svg:x="13.399cm" svg:y="8.786cm" svg:viewBox="0 0 3902 670" draw:points="1952,670 0,670 0,0 3902,0 3902,670">
            <text:p/>
          </draw:polygon>
          <draw:path draw:style-name="gr3" draw:text-style-name="P3" draw:layer="layout" svg:width="0.409cm" svg:height="0.383cm" svg:x="13.42cm" svg:y="8.933cm" svg:viewBox="0 0 410 384" svg:d="M378 253c1-3 3-7 3-8 0-2 0-7-7-7-4 0-6 4-8 7-36 83-57 121-153 121h-82c-8 0-9 0-13 0-6-1-8-1-8-6 0-2 0-3 4-13l38-153h56c48 0 48 11 48 25 0 3 0 11-5 27 0 4-1 5-1 7 0 3 3 6 8 6 4 0 6-3 8-11l32-133c0-3-2-6-7-6s-6 5-8 11c-11 43-22 56-73 56h-53l33-136c5-21 5-22 31-22h80c69 0 85 16 85 62 0 14 0 14-2 30 0 4 0 7 0 10s2 6 6 6c7 0 7-3 8-12l12-98c1-16-2-16-16-16h-285c-11 0-16 0-16 11 0 7 5 7 14 7 21 0 37 0 37 9 0 3 0 3-2 15l-75 297c-6 23-6 27-51 27-10 0-16 0-16 12 0 6 5 6 16 6h293c13 0 13 0 17-10z">
            <text:p/>
          </draw:path>
          <draw:path draw:style-name="gr3" draw:text-style-name="P3" draw:layer="layout" svg:width="0.132cm" svg:height="0.562cm" svg:x="13.901cm" svg:y="8.893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3" draw:text-style-name="P3" draw:layer="layout" svg:width="0.402cm" svg:height="0.385cm" svg:x="14.085cm" svg:y="8.931cm" svg:viewBox="0 0 403 386" svg:d="M149 208h96c80 0 158-59 158-123 0-43-37-85-112-85h-182c-11 0-16 0-16 11 0 7 5 7 16 7 6 0 17 0 24 1 9 0 13 2 13 8 0 3-2 5-4 11l-75 304c-6 21-6 26-51 26-10 0-16 0-16 11 0 7 6 7 8 7 16 0 56-2 72-2 13 0 24 0 37 0 11 0 24 2 37 2 3 0 11 0 11-12 0-6-5-6-16-6-21 0-37 0-37-10 0-3 2-6 2-9zM189 38c5-19 6-20 30-20h55c46 0 76 14 76 54 0 22-11 70-33 91-27 26-63 29-87 29h-80z">
            <text:p/>
          </draw:path>
          <draw:path draw:style-name="gr3" draw:text-style-name="P3" draw:layer="layout" svg:width="0.079cm" svg:height="0.148cm" svg:x="14.527cm" svg:y="8.7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079cm" svg:height="0.148cm" svg:x="14.65cm" svg:y="8.784cm" svg:viewBox="0 0 80 149" svg:d="M77 27c0 0 3-6 3-11 0-10-10-16-18-16-12 0-16 10-17 13l-43 123c-2 3-2 5-2 5 0 5 13 8 13 8 1 0 3-2 5-5z">
            <text:p/>
          </draw:path>
          <draw:path draw:style-name="gr3" draw:text-style-name="P3" draw:layer="layout" svg:width="0.132cm" svg:height="0.562cm" svg:x="14.837cm" svg:y="8.893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3" draw:text-style-name="P3" draw:layer="layout" svg:width="0.121cm" svg:height="0.377cm" svg:x="15.229cm" svg:y="8.939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5cm" svg:height="0.258cm" svg:x="15.384cm" svg:y="9.062cm" svg:viewBox="0 0 186 259" svg:d="M99 144c13 2 59 11 59 51 0 29-19 53-64 53-48 0-68-34-78-82-2-6-3-9-8-9-8 0-8 5-8 14v75c0 10 0 13 6 13 4 0 4 0 15-11 0 0 0-2 11-13 24 24 50 24 62 24 66 0 92-37 92-78 0-31-18-47-24-53-20-19-40-24-64-27-32-7-71-15-71-47 0-20 15-43 64-43 63 0 66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121cm" svg:height="0.377cm" svg:x="15.792cm" svg:y="8.939cm" svg:viewBox="0 0 122 378" svg:d="M82 128l-80 6v18c38 0 43 3 43 30v152c0 26-7 26-45 26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284cm" svg:height="0.249cm" svg:x="15.948cm" svg:y="9.067cm" svg:viewBox="0 0 285 250" svg:d="M45 56v150c0 26-7 26-45 26v18c19 0 48-2 64-2 14 0 45 2 64 2v-18c-38 0-45 0-45-26v-104c0-57 40-89 77-89 35 0 42 30 42 62v131c0 26-7 26-45 26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386cm" svg:height="0.404cm" svg:x="16.448cm" svg:y="8.912cm" svg:viewBox="0 0 387 405" svg:d="M82 339c-23 39-45 47-71 48-6 0-11 0-11 11 0 4 3 7 8 7 14 0 32-2 48-2 19 0 38 2 56 2 3 0 11 0 11-11 0-7-5-7-9-7-13-1-26-6-26-21 0-6 3-12 8-20l42-72h142c2 12 10 89 10 94 0 18-31 19-42 19-8 0-13 0-13 11 0 7 7 7 8 7 23 0 47-2 71-2 14 0 49 2 64 2 3 0 9 0 9-11 0-7-5-7-13-7-35 0-35-5-36-21l-34-353c-2-11-2-13-11-13-10 0-11 3-15 10zM149 256l112-186 17 186z">
            <text:p/>
          </draw:path>
          <draw:path draw:style-name="gr3" draw:text-style-name="P3" draw:layer="layout" svg:width="0.402cm" svg:height="0.397cm" svg:x="16.88cm" svg:y="8.931cm" svg:viewBox="0 0 403 398" svg:d="M323 64c27-43 51-45 72-46 7 0 8-10 8-12 0-4-3-6-8-6-14 0-30 2-46 2-19 0-39-2-56-2-3 0-11 0-11 11 0 7 6 7 9 7 16 1 26 6 26 19 0 8-8 21-8 21l-173 275-38-298c0-9 12-17 38-17 8 0 14 0 14-12 0-4-4-6-8-6-22 0-46 2-70 2-10 0-21 0-30 0-12 0-21-2-31-2-5 0-11 0-11 11 0 7 5 7 14 7 32 0 32 4 34 19l45 349c1 11 3 12 11 12 10 0 11-3 16-11z">
            <text:p/>
          </draw:path>
        </draw:g>
        <draw:g>
          <svg:title>TexMaths</svg:title>
          <svg:desc>16§latex§If $AV$ is not valid: $P, P^{'}$§svg§600§TRUE§</svg:desc>
          <draw:polygon draw:style-name="gr2" draw:text-style-name="P2" draw:layer="layout" svg:width="5.94cm" svg:height="0.639cm" svg:x="0.648cm" svg:y="8.186cm" svg:viewBox="0 0 5941 640" draw:points="2971,640 0,640 0,0 5941,0 5941,640">
            <text:p/>
          </draw:polygon>
          <draw:path draw:style-name="gr3" draw:text-style-name="P3" draw:layer="layout" svg:width="0.172cm" svg:height="0.385cm" svg:x="0.664cm" svg:y="8.331cm" svg:viewBox="0 0 173 386" svg:d="M112 45c0-21 2-27 46-27h15v-18c-19 2-64 2-87 2-22 0-67 0-86-2v18h14c45 0 47 6 47 27v298c0 19-2 25-47 25h-14v18c19-2 64-2 86-2 23 0 68 0 87 2v-18h-15c-44 0-46-6-46-25z">
            <text:p/>
          </draw:path>
          <draw:path draw:style-name="gr3" draw:text-style-name="P3" draw:layer="layout" svg:width="0.183cm" svg:height="0.398cm" svg:x="0.869cm" svg:y="8.318cm" svg:viewBox="0 0 184 399" svg:d="M80 155v-65c0-50 27-77 53-77 1 0 9 0 19 3-8 3-18 10-18 24 0 13 10 24 24 24 18 0 26-11 26-24 0-21-21-40-51-40-40 0-88 30-88 90v65h-45v18h45v182c0 26-7 26-45 26v18c22-2 50-2 66-2 22 0 49 0 72 2v-18h-13c-42 0-43-6-43-27v-181h65v-18z">
            <text:p/>
          </draw:path>
          <draw:path draw:style-name="gr3" draw:text-style-name="P3" draw:layer="layout" svg:width="0.386cm" svg:height="0.404cm" svg:x="1.229cm" svg:y="8.312cm" svg:viewBox="0 0 387 405" svg:d="M82 339c-23 39-45 47-71 48-6 0-11 0-11 12 0 3 3 6 8 6 14 0 32-2 48-2 19 0 38 2 56 2 3 0 11 0 11-11 0-7-5-7-9-7-13-1-26-6-26-20 0-7 3-13 8-21l42-72h142c2 13 10 89 10 94 0 18-31 19-42 19-8 0-13 0-13 12 0 6 7 6 8 6 23 0 47-2 71-2 14 0 49 2 64 2 3 0 9 0 9-11 0-7-5-7-13-7-35 0-35-4-36-20l-34-354c-2-11-2-13-11-13-10 0-11 3-15 10zM149 256l112-186 17 186z">
            <text:p/>
          </draw:path>
          <draw:path draw:style-name="gr3" draw:text-style-name="P3" draw:layer="layout" svg:width="0.402cm" svg:height="0.398cm" svg:x="1.661cm" svg:y="8.331cm" svg:viewBox="0 0 403 399" svg:d="M323 64c27-43 51-45 72-46 7 0 8-10 8-12 0-4-3-6-8-6-14 0-30 2-46 2-19 0-39-2-56-2-3 0-11 0-11 11 0 7 6 7 9 7 16 1 26 6 26 19 0 8-8 21-8 21l-173 275-38-298c0-9 12-17 38-17 8 0 14 0 14-12 0-4-4-6-8-6-22 0-46 2-70 2-10 0-21 0-30 0-12 0-21-2-31-2-5 0-11 0-11 11 0 7 5 7 14 7 32 0 32 4 34 19l45 349c1 11 3 13 11 13 10 0 11-4 16-12z">
            <text:p/>
          </draw:path>
          <draw:path draw:style-name="gr3" draw:text-style-name="P3" draw:layer="layout" svg:width="0.121cm" svg:height="0.377cm" svg:x="2.286cm" svg:y="8.339cm" svg:viewBox="0 0 122 378" svg:d="M82 128l-80 6v18c38 0 43 3 43 31v152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185cm" svg:height="0.258cm" svg:x="2.443cm" svg:y="8.463cm" svg:viewBox="0 0 186 259" svg:d="M99 144c13 2 59 11 59 51 0 29-19 53-64 53-48 0-68-33-78-81-2-7-3-10-8-10-8 0-8 5-8 14v76c0 9 0 12 6 12 4 0 4 0 15-11 0 0 0-1 11-13 24 24 50 24 62 24 66 0 92-36 92-78 0-31-18-47-24-53-20-19-40-24-64-27-32-7-71-15-71-47 0-20 15-43 64-43 63 0 64 51 66 69 1 5 6 5 6 5 8 0 8-3 8-15v-57c0-10 0-13-6-13-3 0-3 0-11 6-2 4-8 8-10 10-21-16-45-16-53-16-70 0-91 38-91 69 0 21 10 37 24 49 19 15 35 18 75 26z">
            <text:p/>
          </draw:path>
          <draw:path draw:style-name="gr3" draw:text-style-name="P3" draw:layer="layout" svg:width="0.284cm" svg:height="0.249cm" svg:x="2.85cm" svg:y="8.467cm" svg:viewBox="0 0 285 250" svg:d="M45 56v151c0 25-7 25-45 25v18c19 0 48-2 64-2 14 0 45 2 64 2v-18c-38 0-45 0-45-25v-105c0-57 40-89 77-89 35 0 42 30 42 62v132c0 25-7 25-45 25v18c21 0 49-2 64-2 14 0 45 2 64 2v-18c-31 0-43 0-45-16v-109c0-48 0-65-18-86-8-10-25-21-59-21-41 0-67 24-83 59v-59l-80 6v18c40 0 45 3 45 32z">
            <text:p/>
          </draw:path>
          <draw:path draw:style-name="gr3" draw:text-style-name="P3" draw:layer="layout" svg:width="0.25cm" svg:height="0.258cm" svg:x="3.16cm" svg:y="8.463cm" svg:viewBox="0 0 251 259" svg:d="M251 133c0-74-57-133-125-133-72 0-126 62-126 133 0 72 59 126 125 126 69 0 126-54 126-126zM126 245c-25 0-49-11-65-37-15-25-15-59-15-80 0-22 0-53 15-78 14-26 41-37 64-37 25 0 49 13 64 37 14 24 14 56 14 78 0 21 0 51-11 75-13 26-38 42-66 42z">
            <text:p/>
          </draw:path>
          <draw:path draw:style-name="gr3" draw:text-style-name="P3" draw:layer="layout" svg:width="0.177cm" svg:height="0.353cm" svg:x="3.435cm" svg:y="8.37cm" svg:viewBox="0 0 178 354" svg:d="M88 122h80v-18h-80v-104h-14c-2 46-18 107-74 109v13h48v155c0 70 53 77 74 77 40 0 56-40 56-77v-32h-15v32c0 42-17 62-38 62-37 0-37-51-37-60z">
            <text:p/>
          </draw:path>
          <draw:path draw:style-name="gr3" draw:text-style-name="P3" draw:layer="layout" svg:width="0.276cm" svg:height="0.249cm" svg:x="3.84cm" svg:y="8.472cm" svg:viewBox="0 0 277 250" svg:d="M224 56c6-13 16-38 53-38v-18c-13 2-31 2-43 2-13 0-39-2-48-2v18c20 0 27 12 27 24 0 4-2 8-5 14l-58 144-62-158c-3-7-3-8-3-10 0-14 21-14 32-14v-18c-18 0-50 2-63 2-14 0-36 0-54-2v18c35 0 38 3 45 20l81 202c4 8 5 10 13 10 7 0 10-5 11-10z">
            <text:p/>
          </draw:path>
          <draw:path draw:style-name="gr3" draw:text-style-name="P3" draw:layer="layout" svg:width="0.253cm" svg:height="0.258cm" svg:x="4.117cm" svg:y="8.463cm" svg:viewBox="0 0 254 259" svg:d="M165 211c1 23 17 47 43 47 13 0 46-8 46-55v-32h-12v32c0 32-15 37-21 37-19 0-21-25-21-29v-113c0-24 0-45-21-68-22-20-49-30-77-30-46 0-86 27-86 64 0 18 11 27 27 27 15 0 26-11 26-27 0-6-3-26-29-26 14-19 43-25 61-25 27 0 59 22 59 72v21c-29 1-67 3-104 20-42 20-56 49-56 74 0 45 54 59 91 59s63-22 74-48zM160 118v57c0 54-40 73-66 73-27 0-51-21-51-49 0-31 24-77 117-81z">
            <text:p/>
          </draw:path>
          <draw:path draw:style-name="gr3" draw:text-style-name="P3" draw:layer="layout" svg:width="0.125cm" svg:height="0.391cm" svg:x="4.392cm" svg:y="8.325cm" svg:viewBox="0 0 126 392" svg:d="M82 0l-82 6v18c40 0 45 3 45 32v293c0 26-7 26-45 26v17c19 0 50-1 64-1 13 0 42 1 62 1v-17c-38 0-44 0-44-26z">
            <text:p/>
          </draw:path>
          <draw:path draw:style-name="gr3" draw:text-style-name="P3" draw:layer="layout" svg:width="0.121cm" svg:height="0.377cm" svg:x="4.547cm" svg:y="8.339cm" svg:viewBox="0 0 122 378" svg:d="M82 128l-80 6v18c38 0 43 3 43 31v152c0 25-7 25-45 25v18c18 0 50-2 62-2 21 0 40 2 60 2v-18c-37 0-40-3-40-24zM85 30c0-19-15-30-31-30-17 0-30 16-30 30 0 15 13 29 30 29 16 0 31-11 31-29z">
            <text:p/>
          </draw:path>
          <draw:path draw:style-name="gr3" draw:text-style-name="P3" draw:layer="layout" svg:width="0.277cm" svg:height="0.398cm" svg:x="4.704cm" svg:y="8.325cm" svg:viewBox="0 0 278 399" svg:d="M195 360v39l83-7v-17c-38 0-43-5-43-32v-343l-81 6v18c40 0 43 3 43 32v122c-16-21-40-36-71-36-67 0-126 57-126 129s56 128 120 128c37 0 61-20 75-39zM195 210v115c0 11 0 11-6 21-16 27-42 40-66 40-25 0-46-15-59-37-16-22-18-54-18-78 0-21 2-55 18-80 13-18 34-36 64-36 21 0 43 8 61 34 6 10 6 11 6 21z">
            <text:p/>
          </draw:path>
          <draw:path draw:style-name="gr3" draw:text-style-name="P3" draw:layer="layout" svg:width="0.06cm" svg:height="0.242cm" svg:x="5.045cm" svg:y="8.472cm" svg:viewBox="0 0 61 243" svg:d="M61 30c0-17-13-30-31-30-16 0-30 13-30 30 0 16 14 31 30 31 18 0 31-15 31-31zM61 215c0-18-13-31-31-31-16 0-30 13-30 31 0 16 14 28 30 28 18 0 31-12 31-28z">
            <text:p/>
          </draw:path>
          <draw:path draw:style-name="gr3" draw:text-style-name="P3" draw:layer="layout" svg:width="0.402cm" svg:height="0.385cm" svg:x="5.424cm" svg:y="8.3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7-7-16-7-21 0-37 0-37-9 0-4 2-7 2-10zM189 38c5-19 6-20 30-20h55c46 0 76 14 76 54 0 22-11 70-33 91-27 26-63 29-87 29h-80z">
            <text:p/>
          </draw:path>
          <draw:path draw:style-name="gr3" draw:text-style-name="P3" draw:layer="layout" svg:width="0.066cm" svg:height="0.169cm" svg:x="5.826cm" svg:y="8.656cm" svg:viewBox="0 0 67 170" svg:d="M67 59c0-37-14-59-37-59-19 0-30 14-30 30 0 15 11 31 30 31 7 0 15-3 21-8 2-2 2-2 3-2v8c0 43-19 77-38 96-6 5-6 7-6 8 0 5 3 7 4 7 7 0 53-44 53-111z">
            <text:p/>
          </draw:path>
          <draw:path draw:style-name="gr3" draw:text-style-name="P3" draw:layer="layout" svg:width="0.402cm" svg:height="0.385cm" svg:x="6.048cm" svg:y="8.331cm" svg:viewBox="0 0 403 386" svg:d="M149 208h96c80 0 158-59 158-123 0-43-37-85-112-85h-182c-11 0-16 0-16 11 0 7 5 7 16 7 6 0 17 0 24 1 9 0 13 2 13 8 0 3-2 5-4 11l-75 305c-6 20-6 25-51 25-10 0-16 0-16 11 0 7 6 7 8 7 16 0 56-2 72-2 13 0 24 0 37 0 11 0 24 2 37 2 3 0 11 0 11-11 0-7-5-7-16-7-21 0-37 0-37-9 0-4 2-7 2-10zM189 38c5-19 6-20 30-20h55c46 0 76 14 76 54 0 22-11 70-33 91-27 26-63 29-87 29h-80z">
            <text:p/>
          </draw:path>
          <draw:path draw:style-name="gr3" draw:text-style-name="P3" draw:layer="layout" svg:width="0.079cm" svg:height="0.148cm" svg:x="6.49cm" svg:y="8.184cm" svg:viewBox="0 0 80 149" svg:d="M77 27c0 0 3-6 3-11 0-10-10-16-18-16-12 0-16 10-17 13l-43 123c-2 3-2 5-2 5 0 5 13 8 13 8 1 0 3-2 5-5z">
            <text:p/>
          </draw:path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0T08:45:17.083173716</meta:creation-date>
    <dc:date>2017-07-10T15:14:25.221166713</dc:date>
    <meta:editing-duration>P7DT41M17S</meta:editing-duration>
    <meta:editing-cycles>4</meta:editing-cycles>
    <meta:generator>LibreOffice/5.1.6.2$Linux_X86_64 LibreOffice_project/10m0$Build-2</meta:generator>
    <meta:document-statistic meta:object-count="178"/>
  </office:meta>
</office:document-meta>
</file>